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normal" style:font-size-asian="16pt" style:font-weight-asian="normal" style:font-size-complex="16pt" style:font-weight-complex="normal"/>
    </style:style>
    <style:style style:name="P4"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9"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0" style:family="paragraph" style:parent-style-name="Standard" style:list-style-name="L2">
      <style:text-properties fo:font-size="12pt" fo:language="en" fo:country="GB" style:text-underline-style="none" fo:font-weight="normal" style:font-size-asian="12pt" style:font-weight-asian="normal" style:font-size-complex="12pt" style:font-weight-complex="normal"/>
    </style:style>
    <style:style style:name="P11" style:family="paragraph" style:parent-style-name="Standard" style:list-style-name="L3">
      <style:text-properties fo:font-size="12pt" fo:language="en" fo:country="GB" style:text-underline-style="none" fo:font-weight="normal" style:font-size-asian="12pt" style:font-weight-asian="normal" style:font-size-complex="12pt" style:font-weight-complex="normal"/>
    </style:style>
    <style:style style:name="P12" style:family="paragraph" style:parent-style-name="Standard" style:list-style-name="L4">
      <style:text-properties fo:font-size="12pt" fo:language="en" fo:country="GB" style:text-underline-style="none"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4" style:family="paragraph" style:parent-style-name="Standard" style:list-style-name="L5">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list-style-name="L6">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16" style:family="paragraph" style:parent-style-name="Standard" style:list-style-name="L7">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position="super 5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Army Customisation/Game Setup</text:p>
      <text:p text:style-name="P1"/>
      <text:list xml:id="list4556434549819759488" text:style-name="L1">
        <text:list-item>
          <text:p text:style-name="P9">Battlefields</text:p>
        </text:list-item>
        <text:list-item>
          <text:p text:style-name="P9">Detachments</text:p>
        </text:list-item>
        <text:list-item>
          <text:p text:style-name="P9">Factions</text:p>
        </text:list-item>
        <text:list-item>
          <text:p text:style-name="P9">Heroes and Unique Units</text:p>
        </text:list-item>
        <text:list-item>
          <text:p text:style-name="P9">Magic and Spells</text:p>
        </text:list-item>
        <text:list-item>
          <text:p text:style-name="P9">Missions</text:p>
        </text:list-item>
        <text:list-item>
          <text:p text:style-name="P9">Models</text:p>
        </text:list-item>
        <text:list-item>
          <text:p text:style-name="P9">Point limit</text:p>
        </text:list-item>
        <text:list-item>
          <text:p text:style-name="P9">Saving/Loading Armies</text:p>
        </text:list-item>
        <text:list-item>
          <text:p text:style-name="P9">Strategy Points</text:p>
        </text:list-item>
        <text:list-item>
          <text:p text:style-name="P9">Units</text:p>
        </text:list-item>
        <text:list-item>
          <text:p text:style-name="P9">Unit Options</text:p>
        </text:list-item>
      </text:list>
      <text:p text:style-name="P1"/>
      <text:p text:style-name="P1">Part II: Wargaming</text:p>
      <text:p text:style-name="P1"/>
      <text:list xml:id="list5197987461211823852" text:style-name="L2">
        <text:list-item>
          <text:p text:style-name="P10">Deployment</text:p>
        </text:list-item>
        <text:list-item>
          <text:p text:style-name="P10">Charge Phase</text:p>
        </text:list-item>
        <text:list-item>
          <text:p text:style-name="P10">Magic Phase</text:p>
        </text:list-item>
        <text:list-item>
          <text:p text:style-name="P10">Melee Phase</text:p>
        </text:list-item>
        <text:list-item>
          <text:p text:style-name="P10">Morale Phase</text:p>
        </text:list-item>
        <text:list-item>
          <text:p text:style-name="P10">Movement Phase</text:p>
        </text:list-item>
        <text:list-item>
          <text:p text:style-name="P10">Objective Markers</text:p>
        </text:list-item>
        <text:list-item>
          <text:p text:style-name="P10">Post-Game Screen</text:p>
        </text:list-item>
        <text:list-item>
          <text:p text:style-name="P10">Primary Objectives</text:p>
        </text:list-item>
        <text:list-item>
          <text:p text:style-name="P10">Radiant Objectives</text:p>
        </text:list-item>
        <text:list-item>
          <text:p text:style-name="P10">Shooting Phase</text:p>
        </text:list-item>
        <text:list-item>
          <text:p text:style-name="P10">Terrain</text:p>
        </text:list-item>
        <text:list-item>
          <text:p text:style-name="P10">Timed turns</text:p>
        </text:list-item>
        <text:list-item>
          <text:p text:style-name="P10">Transports</text:p>
        </text:list-item>
        <text:list-item>
          <text:p text:style-name="P10">UI</text:p>
        </text:list-item>
        <text:list-item>
          <text:p text:style-name="P10">Unit Abilities</text:p>
        </text:list-item>
        <text:list-item>
          <text:p text:style-name="P10">Victory Points</text:p>
        </text:list-item>
      </text:list>
      <text:p text:style-name="P1"/>
      <text:p text:style-name="P1">Part III: Online Play</text:p>
      <text:p text:style-name="P1"/>
      <text:list xml:id="list6405391994000066197" text:style-name="L3">
        <text:list-item>
          <text:p text:style-name="P11">Direct Play</text:p>
        </text:list-item>
        <text:list-item>
          <text:p text:style-name="P11">Rankings</text:p>
        </text:list-item>
        <text:list-item>
          <text:p text:style-name="P11">Server Login</text:p>
        </text:list-item>
        <text:list-item>
          <text:p text:style-name="P11">Server Lobby</text:p>
        </text:list-item>
        <text:list-item>
          <text:p text:style-name="P11">Server Matchmaking</text:p>
        </text:list-item>
        <text:list-item>
          <text:p text:style-name="P11">Spectating</text:p>
        </text:list-item>
        <text:list-item>
          <text:p text:style-name="P11">Three or more players</text:p>
        </text:list-item>
        <text:list-item>
          <text:p text:style-name="P11">Usage Statistics</text:p>
        </text:list-item>
      </text:list>
      <text:p text:style-name="P1"/>
      <text:p text:style-name="P1">Part IV: General/Misc</text:p>
      <text:p text:style-name="P1"/>
      <text:list xml:id="list4943778589544597265" text:style-name="L4">
        <text:list-item>
          <text:p text:style-name="P12">Start game screens</text:p>
        </text:list-item>
      </text:list>
      <text:p text:style-name="P4"><text:soft-page-break/></text:p>
      <text:p text:style-name="P2">Part I: Army Customisation</text:p>
      <text:p text:style-name="P2"/>
      <text:p text:style-name="P8">Battlefields</text:p>
      <text:p text:style-name="P8"/>
      <text:p text:style-name="P6">Stage 1 – <text:span text:style-name="T1">Aim is to have a range of battlefields with varying themes. Only one will be included at </text:span><text:span text:style-name="T1">first but the aim is to have around 6-10 battlefields.</text:span></text:p>
      <text:p text:style-name="P5"/>
      <text:p text:style-name="P6">Stage 2 –<text:span text:style-name="T1"> Include more battlefields. Battlefields to be stored as SQLite data instead of being created in the script.</text:span></text:p>
      <text:p text:style-name="P5"/>
      <text:p text:style-name="P6">Stage 3+ <text:span text:style-name="T1">Include more tilesets.</text:span></text:p>
      <text:p text:style-name="P5"/>
      <text:p text:style-name="P8">Detachments</text:p>
      <text:p text:style-name="P8"/>
      <text:p text:style-name="P6">Stage 1 –<text:span text:style-name="T1"> Include all but auxiliary detachments.</text:span></text:p>
      <text:p text:style-name="P5"/>
      <text:p text:style-name="P8">Factions</text:p>
      <text:p text:style-name="P8"/>
      <text:p text:style-name="P6">Stage 1 –<text:span text:style-name="T1"> Only Paladins and Orcs. </text:span></text:p>
      <text:p text:style-name="P5"/>
      <text:p text:style-name="P6">Stage 3<text:span text:style-name="T1"> – Add Sorcerers. </text:span></text:p>
      <text:p text:style-name="P5"/>
      <text:p text:style-name="P6">Stage 4 –<text:span text:style-name="T1"> Include Earthlings and Amazons.</text:span></text:p>
      <text:p text:style-name="P5"/>
      <text:p text:style-name="P6">Stage 5 –<text:span text:style-name="T1"> Include Titans and Free Elven Republic.</text:span></text:p>
      <text:p text:style-name="P5"/>
      <text:p text:style-name="P6">Stage 6+ <text:span text:style-name="T1">Finally, add Undead, Hobgoblins, The Kraaw and The Demonic Legion.</text:span></text:p>
      <text:p text:style-name="P5"/>
      <text:p text:style-name="P8">Heroes and Unique Units</text:p>
      <text:p text:style-name="P8"/>
      <text:p text:style-name="P6">Stage 1<text:span text:style-name="T1"> – An army may only contain one UNIQUE unit of its type (indicated by the last keyword in its keyword list).</text:span></text:p>
      <text:p text:style-name="P5"/>
      <text:p text:style-name="P6">Stage 3 – <text:span text:style-name="T1">An army may only contain two units with the HERO keyword. </text:span></text:p>
      <text:p text:style-name="P5"/>
      <text:p text:style-name="P6">Stage 5 – <text:span text:style-name="T1">Titans may have up to four HEROES. Add more HEROES to factions, with each having around 5.</text:span></text:p>
      <text:p text:style-name="P5"/>
      <text:p text:style-name="P8">Magic and Spells</text:p>
      <text:p text:style-name="P8"/>
      <text:p text:style-name="P6">Stage 1 –<text:span text:style-name="T1"> Each mage unit can equip up to three spells. Only include damage spells for now.</text:span></text:p>
      <text:p text:style-name="P5"/>
      <text:p text:style-name="P6">Stage 2 – <text:span text:style-name="T1">Include all spells for Paladins and Orcs.</text:span></text:p>
      <text:p text:style-name="P5"/>
      <text:p text:style-name="P8">Models</text:p>
      <text:p text:style-name="P8"/>
      <text:p text:style-name="P6">Stage 1 –<text:span text:style-name="T1"> Fully functional but lacking abilities.</text:span></text:p>
      <text:p text:style-name="P5"/>
      <text:p text:style-name="P6">Stage 2+ <text:span text:style-name="T1">Add abilities</text:span></text:p>
      <text:p text:style-name="P5"><text:soft-page-break/></text:p>
      <text:p text:style-name="P8">Point limit</text:p>
      <text:p text:style-name="P8"/>
      <text:p text:style-name="P6">Stage 3+ <text:span text:style-name="T1">Adjustable point limit available</text:span> </text:p>
      <text:p text:style-name="P5"/>
      <text:p text:style-name="P8">Saving/Loading Armies</text:p>
      <text:p text:style-name="P5"/>
      <text:p text:style-name="P6">Stage 1<text:span text:style-name="T1"> – Army save data to be converted to SQLlite3 format.</text:span></text:p>
      <text:p text:style-name="P5"/>
      <text:p text:style-name="P6">Stage 2 – <text:span text:style-name="T1">Ability to load armies for editing.</text:span></text:p>
      <text:p text:style-name="P5"/>
      <text:p text:style-name="P6">Stage 4+ <text:span text:style-name="T1">Add save limitations to ban illegal armies.</text:span></text:p>
      <text:p text:style-name="P5"/>
      <text:p text:style-name="P6">Stage 6+ <text:span text:style-name="T1">Allow for copying an army.</text:span></text:p>
      <text:p text:style-name="P5"/>
      <text:p text:style-name="P8">Strategy points</text:p>
      <text:p text:style-name="P8"/>
      <text:p text:style-name="P6">Stage 3+ <text:span text:style-name="T1">Can be used in game to recover mana on a MAGE, replace a tactical objective, temporarily increase a unit's speed.</text:span></text:p>
      <text:p text:style-name="P5"/>
      <text:p text:style-name="P8">Units</text:p>
      <text:p text:style-name="P5"/>
      <text:p text:style-name="P6">Stage 7+<text:span text:style-name="T1"> Keep adding units (in particular, HEROES) to maintain balance and add more variety.</text:span></text:p>
      <text:p text:style-name="P5"/>
      <text:p text:style-name="P8">Unit Options</text:p>
      <text:p text:style-name="P5"/>
      <text:p text:style-name="P6">Stage 1<text:span text:style-name="T1"> – All available excluding list wargear and “other” items.</text:span></text:p>
      <text:p text:style-name="P5"/>
      <text:p text:style-name="P6">Stage 2+ <text:span text:style-name="T1">All available for each faction.</text:span></text:p>
      <text:p text:style-name="P5"/>
      <text:p text:style-name="P3">Part II: Wargaming</text:p>
      <text:p text:style-name="P3"/>
      <text:p text:style-name="P8">Deployment</text:p>
      <text:p text:style-name="P5"/>
      <text:p text:style-name="P6">Stage 1 – <text:span text:style-name="T1">Deployment zones to be built into the maps themselves.</text:span></text:p>
      <text:p text:style-name="P5"/>
      <text:p text:style-name="P6">Stage 3 – <text:span text:style-name="T1">Include more deployment zones.</text:span></text:p>
      <text:p text:style-name="P6"/>
      <text:p text:style-name="P8">Charge Phase</text:p>
      <text:p text:style-name="P5"/>
      <text:p text:style-name="P6">Stage 1 – <text:span text:style-name="T1">Charge range is calculated as 1d3+7 unless a unit has an ability that changes this. Overwatch can be used but reduces the shooting unit's range skill to 1.</text:span></text:p>
      <text:p text:style-name="P5"/>
      <text:p text:style-name="P5">Units with the AIRBORNE keyword cannot charge. They can also only be charged by units with the FLY keyword. In melee, they can only be attacked by units with the FLY keyword.</text:p>
      <text:p text:style-name="P6"/>
      <text:p text:style-name="P8">Magic Phase</text:p>
      <text:p text:style-name="P5"/>
      <text:p text:style-name="P6">Stage 1 – <text:span text:style-name="T1">Each spell has a mana cost and spell level. Each mage model has a set amount of mana and dispelling capabilities as standard – but can select options to improve these. Flow of the magic </text:span><text:soft-page-break/><text:span text:style-name="T1">phase is as follows:</text:span></text:p>
      <text:p text:style-name="P5"/>
      <text:list xml:id="list7073802600321592514" text:style-name="L5">
        <text:list-item>
          <text:p text:style-name="P14">Select eligible mage</text:p>
        </text:list-item>
        <text:list-item>
          <text:p text:style-name="P14">Select spell (each spell can only be used once per magic phase)</text:p>
        </text:list-item>
        <text:list-item>
          <text:p text:style-name="P14">Select target.</text:p>
        </text:list-item>
        <text:list-item>
          <text:p text:style-name="P14">Spend mana.</text:p>
        </text:list-item>
        <text:list-item>
          <text:p text:style-name="P14">Enemy mage has the option to dispel if they are within 24 squares, and have the mana/capabilities.</text:p>
        </text:list-item>
        <text:list-item>
          <text:p text:style-name="P14">Spell resolves, unless it was dispelled.</text:p>
        </text:list-item>
      </text:list>
      <text:p text:style-name="P5"/>
      <text:p text:style-name="P5">Damage dealing spells deal “Direct Damage” which ignores fortitude and saves. “Mortal Wounds” from 8<text:span text:style-name="T3">th</text:span> edition do not exist in this game. Each point of Direct Damage is a single Attack object, allowing it to transfer if a target model dies.</text:p>
      <text:p text:style-name="P6"/>
      <text:p text:style-name="P8">Melee Phase</text:p>
      <text:p text:style-name="P5"/>
      <text:p text:style-name="P6">Stage 1 – <text:span text:style-name="T1">Attack priority during this phase is as follows:</text:span></text:p>
      <text:p text:style-name="P5"/>
      <text:list xml:id="list8986945767094443509" text:style-name="L6">
        <text:list-item>
          <text:p text:style-name="P15">Boosted priority + charged</text:p>
        </text:list-item>
        <text:list-item>
          <text:p text:style-name="P15">Boosted priority without charge</text:p>
        </text:list-item>
        <text:list-item>
          <text:p text:style-name="P15">Normal priority + charged</text:p>
        </text:list-item>
        <text:list-item>
          <text:p text:style-name="P15">Normal priority without charge</text:p>
        </text:list-item>
        <text:list-item>
          <text:p text:style-name="P15">Reduced priority + charged</text:p>
        </text:list-item>
        <text:list-item>
          <text:p text:style-name="P15">Reduced priority without charge</text:p>
        </text:list-item>
      </text:list>
      <text:p text:style-name="P5"/>
      <text:p text:style-name="P5">Within each priority stage, players alternate in attacking with units starting with the play who's turn it is.</text:p>
      <text:p text:style-name="P5"/>
      <text:p text:style-name="P5">Any model equipped with two or more melee weapons gains +1 to its Attack Speed.</text:p>
      <text:p text:style-name="P6"/>
      <text:p text:style-name="P8">Morale Phase</text:p>
      <text:p text:style-name="P5"/>
      <text:p text:style-name="P6">Stage 1 – <text:span text:style-name="T1">The game automatically loops through all living units who have lost models this turn and </text:span><text:span text:style-name="T1">performs morale checks.</text:span></text:p>
      <text:p text:style-name="P5"/>
      <text:p text:style-name="P5">A moral check involves rolling 1d6 + the amount of models lost this turn. If this number is equal or less than the will of the unit, then nothing happens. If the number exceeds the unit's will, some of the unit's models will flee. The number of deserters is equal to: <text:span text:style-name="T2">moralRoll – unitWill. </text:span></text:p>
      <text:p text:style-name="P7"/>
      <text:p text:style-name="P7">When determining which models will flee, the game prioritises those with the lowest will first. After that, models with the lowest cost are chosen to flee before higher cost models. In the case of a tie, models with a lower percentage of their health remaining will flee first. For example, if three units need to flee but four have equal value and will stats, the models with 50% health remaining will flee before those with 100% health remaining.</text:p>
      <text:p text:style-name="P6"/>
      <text:p text:style-name="P8">Movement Phase</text:p>
      <text:p text:style-name="P5"/>
      <text:p text:style-name="P6">Stage 1 – <text:span text:style-name="T1">Advancing allows the unit to add 3 to its movement instead of a dice roll. </text:span></text:p>
      <text:p text:style-name="P5"/>
      <text:p text:style-name="P5">Unit coherency is established when each model in a unit is at least within 2 squares of another model. Coherency checks are skipped for units containing only one model. </text:p>
      <text:p text:style-name="P6"><text:soft-page-break/></text:p>
      <text:p text:style-name="P8">Objective Markers</text:p>
      <text:p text:style-name="P5"/>
      <text:p text:style-name="P6">Stage 1 – <text:span text:style-name="T1">To be built into the battlefield rather than allow players to place them.</text:span></text:p>
      <text:p text:style-name="P5"/>
      <text:p text:style-name="P5">Units with the AIRBORNE keyword cannot capture objectives.</text:p>
      <text:p text:style-name="P6"/>
      <text:p text:style-name="P8">Post-Game Screen</text:p>
      <text:p text:style-name="P8"/>
      <text:p text:style-name="P6">Stage 2 – <text:span text:style-name="T1">Should display points, completed objectives, discarded objectives, unit kills, model kills, spells cast, successful charges, models fled, units ranked by kills, units ranked by points scored, MVP (most points scored + models killed + units killed) and worst performer (reverse of MVP). This screen appears as part of the screen manager, not the battle. </text:span></text:p>
      <text:p text:style-name="P5"/>
      <text:p text:style-name="P6">Stage 8+ <text:span text:style-name="T1">Consider adding dice results.</text:span></text:p>
      <text:p text:style-name="P6"/>
      <text:p text:style-name="P8">Primary Objectives</text:p>
      <text:p text:style-name="P5"/>
      <text:p text:style-name="P6">Stage 1 – <text:span text:style-name="T1">Killing a boss is worth 2 points.</text:span></text:p>
      <text:p text:style-name="P5"/>
      <text:p text:style-name="P8">Radiant objectives</text:p>
      <text:p text:style-name="P5"/>
      <text:p text:style-name="P6">Stage 2 –<text:span text:style-name="T1"> </text:span></text:p>
      <text:p text:style-name="P6"/>
      <text:p text:style-name="P8">Saves</text:p>
      <text:p text:style-name="P5"/>
      <text:p text:style-name="P6">Stage 1 – <text:span text:style-name="T1">There are three types of save: Armour saves, cover saves and invulnerable saves. All units have armour saves, although they can be reduced by armour piercing weapons. On-field cover grants cover saves of either 1 or 2 depending on the quality of the cover. When making a saving roll, the highest save is always selected automatically.</text:span></text:p>
      <text:p text:style-name="P5"/>
      <text:p text:style-name="P5">Units with the AIRBORNE keyword can never use cover saves.</text:p>
      <text:p text:style-name="P6"/>
      <text:p text:style-name="P8">Shooting Phase</text:p>
      <text:p text:style-name="P5"/>
      <text:p text:style-name="P6">Stage 1 – <text:span text:style-name="T1">Each shot fired by a model creates an “Attack” object, which saves the range skill of the shooter, the strength, armour piercing and damage of the weapon, any relevant abilities. Each attack object saves the closest model in the target unit as its primary target (the models in the unit are placed in a list based on closeness), and the others in a secondary target list. All targets must be in line of sight. Attack objects are checked in a queue based on how many potential targets they have – those with less targets go first.</text:span></text:p>
      <text:p text:style-name="P5"/>
      <text:p text:style-name="P5">Attack objects are removed from the pool as they fail to-hit, to-wound and saving rolls. If a Attack object successfully kills its target model, any other Attack objects which have that model as their primary target must select the next closest model from their secondary list. If they are not able to select another model, then they are removed from the pool.</text:p>
      <text:p text:style-name="P5"/>
      <text:p text:style-name="P5">When choosing who in a unit will shoot, the game will give two options: Shoot each weapon type together (e.g. fire all standard pistols) or shoot each weapon type excluding models with non-standard weapons. Players can also select individual models to shoot.</text:p>
      <text:p text:style-name="P5"/>
      <text:p text:style-name="P5"><text:soft-page-break/>Players must select range weapons before targets.</text:p>
      <text:p text:style-name="P5"/>
      <text:p text:style-name="P5">Line of sight is calculated as a direct path between attacker and target. The path travels node-by-node, one node at a time. Direction of travel is diagonal then horizontal/vertical for one square if needed. If a line of sight blocker appears in the path, no line of sight can be found. Additionally, AIRBORNE models cannot block LOS.</text:p>
      <text:p text:style-name="P5"/>
      <text:p text:style-name="P6">Stage 2 – <text:span text:style-name="T1">Add shoot with all models excluding custom gear option.</text:span></text:p>
      <text:p text:style-name="P6"/>
      <text:p text:style-name="P6">Stage 3+ <text:span text:style-name="T1">Display chance to hit/damage per shot, and chance to remove unit.</text:span></text:p>
      <text:p text:style-name="P6"/>
      <text:p text:style-name="P8">Terrain</text:p>
      <text:p text:style-name="P5"/>
      <text:p text:style-name="P6">Stage 1 –<text:span text:style-name="T1"> Woods and line of sight blockers.</text:span></text:p>
      <text:p text:style-name="P5"/>
      <text:p text:style-name="P6">Stage 5 –<text:span text:style-name="T1"> Craters, tanglewire, and tank traps.</text:span></text:p>
      <text:p text:style-name="P5"/>
      <text:p text:style-name="P6">Stage 6 – <text:span text:style-name="T1">Fuel pipes and minefields.</text:span></text:p>
      <text:p text:style-name="P5"/>
      <text:p text:style-name="P8">Timed turns</text:p>
      <text:p text:style-name="P5"/>
      <text:p text:style-name="P6">Stage 3+ <text:span text:style-name="T1">Include a 10-30 minute turn timer. Opponent making decisions on your turn has up to 1 minute per decision. </text:span></text:p>
      <text:p text:style-name="P5"/>
      <text:p text:style-name="P8">Transports</text:p>
      <text:p text:style-name="P5"/>
      <text:p text:style-name="P6">Stage 2 – <text:span text:style-name="T1">All models inside a transport which is destroyed suffer explosion damage as standard.</text:span></text:p>
      <text:p text:style-name="P6"/>
      <text:p text:style-name="P8">UI</text:p>
      <text:p text:style-name="P5"/>
      <text:p text:style-name="P6">Stage 1 – <text:span text:style-name="T1">Need the following:</text:span></text:p>
      <text:p text:style-name="P5"/>
      <text:list xml:id="list9160222251686997743" text:style-name="L7">
        <text:list-item>
          <text:p text:style-name="P16">Event log</text:p>
        </text:list-item>
        <text:list-item>
          <text:p text:style-name="P16">Score (on top)</text:p>
        </text:list-item>
        <text:list-item>
          <text:p text:style-name="P16">SP (on top)</text:p>
        </text:list-item>
        <text:list-item>
          <text:p text:style-name="P16">Current turn (on top)</text:p>
        </text:list-item>
        <text:list-item>
          <text:p text:style-name="P16">Unit portrait (bottom)</text:p>
        </text:list-item>
        <text:list-item>
          <text:p text:style-name="P16">Unit/Terrain info – e.g. stats, flags, keywords. Player can cycle through displays (bottom)</text:p>
        </text:list-item>
        <text:list-item>
          <text:p text:style-name="P16">Command card/list (bottom)</text:p>
        </text:list-item>
        <text:list-item>
          <text:p text:style-name="P16">Markers captured (top)</text:p>
        </text:list-item>
        <text:list-item>
          <text:p text:style-name="P16">Chat log</text:p>
        </text:list-item>
      </text:list>
      <text:p text:style-name="P5"/>
      <text:p text:style-name="P6">Stage 3 –<text:span text:style-name="T1"> Allow scrolling of the vent log by holding the up/down event log buttons.</text:span></text:p>
      <text:p text:style-name="P5"/>
      <text:p text:style-name="P6">Stage 4 – <text:span text:style-name="T1">Add chat log.</text:span></text:p>
      <text:p text:style-name="P6"/>
      <text:p text:style-name="P8">Unit Abilities</text:p>
      <text:p text:style-name="P5"/>
      <text:p text:style-name="P6">Stage 2</text:p>
      <text:p text:style-name="P6"/>
      <text:p text:style-name="P8">Victory Points</text:p>
      <text:p text:style-name="P5"><text:soft-page-break/></text:p>
      <text:p text:style-name="P6">Stage 1</text:p>
      <text:p text:style-name="P6"/>
      <text:p text:style-name="P3">Part III: Online Play</text:p>
      <text:p text:style-name="P3"/>
      <text:p text:style-name="P8">Direct Play</text:p>
      <text:p text:style-name="P5"/>
      <text:p text:style-name="P6">Stage 4 – <text:span text:style-name="T1">Allows players to play against each other using just a name and code. Data is sent </text:span><text:span text:style-name="T1">between players via a server, which also rolls dice. Include chat log.</text:span></text:p>
      <text:p text:style-name="P5"/>
      <text:p text:style-name="P8">Rankings</text:p>
      <text:p text:style-name="P5"/>
      <text:p text:style-name="P6">Stage 7+<text:span text:style-name="T1"> Points based system similar to Pokemon, which awards (or removes) points based on the rank difference and the in-game point difference. Rankings should refresh every 3 months.</text:span></text:p>
      <text:p text:style-name="P5"/>
      <text:p text:style-name="P8">Server Login</text:p>
      <text:p text:style-name="P5"/>
      <text:p text:style-name="P6">Stage 5<text:span text:style-name="T1"> – Basic sign-up, login system implemented.</text:span></text:p>
      <text:p text:style-name="P5"/>
      <text:p text:style-name="P6">Stage 6 – <text:span text:style-name="T1">Password hashing and attempt blocking.</text:span></text:p>
      <text:p text:style-name="P5"/>
      <text:p text:style-name="P8">Server Lobby</text:p>
      <text:p text:style-name="P5"/>
      <text:p text:style-name="P6">Stage 8<text:span text:style-name="T1">+</text:span></text:p>
      <text:p text:style-name="P8"/>
      <text:p text:style-name="P8">Server Matchmaking</text:p>
      <text:p text:style-name="P5"/>
      <text:p text:style-name="P6">Stage 5 –<text:span text:style-name="T1"> Basic matchmaking, essentially random paring.</text:span></text:p>
      <text:p text:style-name="P5"/>
      <text:p text:style-name="P6">Stage 7+ <text:span text:style-name="T1">Matchmaking based on player ranking. Essentially, the aim should be for all players in a pot to be matched as closely as possibly.</text:span></text:p>
      <text:p text:style-name="P5"/>
      <text:p text:style-name="P8">Spectating</text:p>
      <text:p text:style-name="P5"/>
      <text:p text:style-name="P6">Stage 9+</text:p>
      <text:p text:style-name="P5"/>
      <text:p text:style-name="P8">Three or more players</text:p>
      <text:p text:style-name="P5"/>
      <text:p text:style-name="P6">Stage 9+ <text:span text:style-name="T1">Might not add this in.</text:span></text:p>
      <text:p text:style-name="P5"/>
      <text:p text:style-name="P8">Usage Statistics</text:p>
      <text:p text:style-name="P5"/>
      <text:p text:style-name="P6">Stage 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6H50M7S</meta:editing-duration>
    <meta:editing-cycles>232</meta:editing-cycles>
    <meta:generator>OpenOffice/4.1.4$Win32 OpenOffice.org_project/414m5$Build-9788</meta:generator>
    <dc:date>2019-08-25T16:41:04.93</dc:date>
    <dc:creator>Obafemi Olofin</dc:creator>
    <meta:document-statistic meta:table-count="0" meta:image-count="0" meta:object-count="0" meta:page-count="7" meta:paragraph-count="177" meta:word-count="1707" meta:character-count="9600"/>
    <meta:user-defined meta:name="Info 1"/>
    <meta:user-defined meta:name="Info 2"/>
    <meta:user-defined meta:name="Info 3"/>
    <meta:user-defined meta:name="Info 4"/>
  </office:meta>
</office:document-meta>
</file>